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Giriş (Introduction)</text:span></text:h>
      <text:h text:style-name="Heading_20_4" text:outline-level="4"><text:span text:style-name="Strong_20_Emphasis">Geleneksel Kimlik Doğrulama Modeli ve Problemleri</text:span></text:h>
      <text:list text:style-name="L1">
        <text:list-item>
          <text:p text:style-name="P1"><text:span text:style-name="Strong_20_Emphasis">Geleneksel Model:</text:span><text:line-break/>İstemci, sunucudaki erişim kısıtlanmış bir kaynağa (protected resource) ulaşmak için kaynak sahibinin kimlik bilgilerini (örneğin, kullanıcı adı ve şifre) kullanır.</text:p>
        </text:list-item>
        <text:list-item>
          <text:p text:style-name="P1"><text:span text:style-name="Strong_20_Emphasis">Üçüncü Taraf Uygulamalar:</text:span><text:line-break/>Kaynak sahibi, üçüncü taraf bir uygulamaya erişim izni vermek istediğinde, kimlik bilgilerini (örneğin şifre) bu uygulama ile paylaşmak zorunda kalır.<text:line-break/>Ancak bu yaklaşım aşağıdaki sorunları doğurur:</text:p>
          <text:list>
            <text:list-item>
              <text:p text:style-name="P1"><text:span text:style-name="Strong_20_Emphasis">Şifre Saklama Problemi:</text:span><text:line-break/>Üçüncü taraf uygulamaların, kaynak sahibinin kimlik bilgilerini (genelde düz metin olarak) saklaması gerekir. Bu, güvenlik riski yaratır.</text:p>
            </text:list-item>
            <text:list-item>
              <text:p text:style-name="P1"><text:span text:style-name="Strong_20_Emphasis">Şifre Doğrulama Zorunluluğu:</text:span><text:line-break/>Sunucular, güvenlik açıkları olan şifre doğrulama mekanizmasını desteklemek zorunda kalır.</text:p>
            </text:list-item>
            <text:list-item>
              <text:p text:style-name="P1"><text:span text:style-name="Strong_20_Emphasis">Gereksiz Geniş Yetki:</text:span><text:line-break/>Üçüncü taraf uygulamalar, kaynak sahibinin tüm korunan kaynaklarına geniş erişim yetkisi alır. Kaynak sahibi, erişimi süre veya belirli kaynaklarla sınırlayamaz.</text:p>
            </text:list-item>
            <text:list-item>
              <text:p text:style-name="P1"><text:span text:style-name="Strong_20_Emphasis">Erişim Kısıtlama Eksikliği:</text:span><text:line-break/>Kaynak sahibi, belirli bir üçüncü taraf uygulamanın erişimini iptal edemez. Erişim kaldırmak için şifresini değiştirmek zorunda kalır, bu da tüm uygulamaların erişimini kaldırır.</text:p>
            </text:list-item>
            <text:list-item>
              <text:p text:style-name="P1"><text:span text:style-name="Strong_20_Emphasis">Güvenlik Riski:</text:span><text:line-break/>Üçüncü taraf uygulamalardan birinin güvenliği ihlal edilirse, kullanıcının şifresi ve şifre ile korunan tüm veriler tehlikeye girer.</text:p>
            </text:list-item>
          </text:list>
        </text:list-item>
      </text:list>
      <text:h text:style-name="Heading_20_4" text:outline-level="4"><text:span text:style-name="Strong_20_Emphasis">OAuth ile Gelen Çözüm</text:span></text:h>
      <text:p text:style-name="Text_20_body">OAuth, yukarıdaki sorunları çözmek için bir <text:span text:style-name="Strong_20_Emphasis">yetkilendirme katmanı</text:span> (authorization layer) sunar ve istemciyi kaynak sahibinden ayırır:</text:p>
      <text:list text:style-name="L2">
        <text:list-item>
          <text:p text:style-name="P2"><text:span text:style-name="Strong_20_Emphasis">Erişim Token’ları:</text:span><text:line-break/>Kaynak sahibinin kimlik bilgileri yerine, istemciye bir <text:span text:style-name="Strong_20_Emphasis">erişim token’ı</text:span> (access token) verilir. Bu token:</text:p>
          <text:list>
            <text:list-item>
              <text:p text:style-name="P3">Belirli bir erişim kapsamı (scope),</text:p>
            </text:list-item>
            <text:list-item>
              <text:p text:style-name="P3">Belirli bir ömür süresi (lifetime),</text:p>
            </text:list-item>
            <text:list-item>
              <text:p text:style-name="P3">Diğer erişim özelliklerini belirtir.</text:p>
            </text:list-item>
          </text:list>
        </text:list-item>
        <text:list-item>
          <text:p text:style-name="P2"><text:span text:style-name="Strong_20_Emphasis">Yetkilendirme Sunucusu:</text:span></text:p>
          <text:list>
            <text:list-item>
              <text:p text:style-name="P3">Erişim token’ları, kaynak sahibinin onayı ile bir <text:span text:style-name="Strong_20_Emphasis">yetkilendirme sunucusu (authorization server)</text:span> tarafından oluşturulur.</text:p>
            </text:list-item>
            <text:list-item>
              <text:p text:style-name="P2">İstemci, bu token’ı kullanarak kaynak sunucusundaki (resource server) korunan kaynaklara erişir.</text:p>
            </text:list-item>
          </text:list>
        </text:list-item>
      </text:list>
      <text:h text:style-name="Heading_20_4" text:outline-level="4"><text:soft-page-break/><text:span text:style-name="Strong_20_Emphasis">Bir Örnek Senaryo</text:span></text:h>
      <text:list text:style-name="L3">
        <text:list-item>
          <text:p text:style-name="P4"><text:span text:style-name="Strong_20_Emphasis">Senaryonun Tarafları:</text:span></text:p>
          <text:list>
            <text:list-item>
              <text:p text:style-name="P5"><text:span text:style-name="Strong_20_Emphasis">Kaynak Sahibi (End-user):</text:span> Fotoğrafların sahibi.</text:p>
            </text:list-item>
            <text:list-item>
              <text:p text:style-name="P5"><text:span text:style-name="Strong_20_Emphasis">İstemci (Client):</text:span> Baskı hizmeti sağlayıcısı.</text:p>
            </text:list-item>
            <text:list-item>
              <text:p text:style-name="P5"><text:span text:style-name="Strong_20_Emphasis">Kaynak Sunucusu (Resource Server):</text:span> Fotoğraf paylaşım hizmeti.</text:p>
            </text:list-item>
            <text:list-item>
              <text:p text:style-name="P5"><text:span text:style-name="Strong_20_Emphasis">Yetkilendirme Sunucusu:</text:span> Fotoğraf paylaşım hizmetinin güvendiği bir kimlik doğrulama sunucusu.</text:p>
            </text:list-item>
          </text:list>
        </text:list-item>
        <text:list-item>
          <text:p text:style-name="P4"><text:span text:style-name="Strong_20_Emphasis">Nasıl Çalışır:</text:span></text:p>
          <text:list>
            <text:list-item>
              <text:p text:style-name="P5">Kullanıcı, baskı hizmetine fotoğraflarına erişim izni verir.</text:p>
            </text:list-item>
            <text:list-item>
              <text:p text:style-name="P5">Kullanıcı, doğrudan fotoğraf paylaşım hizmetinin güvendiği yetkilendirme sunucusunda kimlik doğrulaması yapar.</text:p>
            </text:list-item>
            <text:list-item>
              <text:p text:style-name="P5">Yetkilendirme sunucusu, baskı hizmetine belirli bir erişim yetkisi veren bir erişim token’ı (delegation-specific access token) sağlar.</text:p>
            </text:list-item>
            <text:list-item>
              <text:p text:style-name="P4">Baskı hizmeti, bu token’ı kullanarak kullanıcı fotoğraflarına erişir. Kullanıcının şifresi hiçbir zaman baskı hizmetine verilmez.</text:p>
            </text:list-item>
          </text:list>
        </text:list-item>
      </text:list>
      <text:p text:style-name="Horizontal_20_Line"/>
      <text:h text:style-name="Heading_20_3" text:outline-level="3"><text:span text:style-name="Strong_20_Emphasis">OAuth 2.0 ve HTTP</text:span></text:h>
      <text:list text:style-name="L4">
        <text:list-item>
          <text:p text:style-name="P6"><text:span text:style-name="Strong_20_Emphasis">Protokol Uyumlu:</text:span><text:line-break/>OAuth 2.0, HTTP protokolü (RFC 2616) ile uyumlu olacak şekilde tasarlanmıştır.<text:line-break/>HTTP dışında başka bir protokolde OAuth kullanımı bu dokümanın kapsamı dışındadır.</text:p>
        </text:list-item>
      </text:list>
      <text:p text:style-name="Horizontal_20_Line"/>
      <text:h text:style-name="Heading_20_3" text:outline-level="3"><text:span text:style-name="Strong_20_Emphasis">OAuth 1.0 ve OAuth 2.0</text:span></text:h>
      <text:list text:style-name="L5">
        <text:list-item>
          <text:p text:style-name="P7"><text:span text:style-name="Strong_20_Emphasis">Geçmiş:</text:span><text:line-break/>OAuth 1.0 protokolü, küçük bir topluluğun çabalarıyla oluşturulmuş bir bilgi dokümanıdır (RFC 5849).</text:p>
        </text:list-item>
        <text:list-item>
          <text:p text:style-name="P7"><text:span text:style-name="Strong_20_Emphasis">Deneyim ve Gelişim:</text:span><text:line-break/>OAuth 2.0, OAuth 1.0’ın uygulama deneyimlerinden ve daha geniş bir IETF topluluğunun ek gereksinimlerinden yola çıkarak geliştirilmiştir.</text:p>
        </text:list-item>
        <text:list-item>
          <text:p text:style-name="P7"><text:span text:style-name="Strong_20_Emphasis">Geriye Dönük Uyum (Backward Compatibility):</text:span></text:p>
          <text:list>
            <text:list-item>
              <text:p text:style-name="P8">OAuth 2.0, OAuth 1.0 ile <text:span text:style-name="Strong_20_Emphasis">geriye dönük uyumlu değildir.</text:span></text:p>
            </text:list-item>
            <text:list-item>
              <text:p text:style-name="P8">İki protokol aynı ağda birlikte çalışabilir, ancak OAuth 2.0 yeni uygulamalar için tavsiye edilir.</text:p>
            </text:list-item>
            <text:list-item>
              <text:p text:style-name="P8">OAuth 1.0 yalnızca mevcut uygulamaları desteklemek için kullanılmalıdır.</text:p>
            </text:list-item>
          </text:list>
        </text:list-item>
        <text:list-item>
          <text:p text:style-name="P7"><text:span text:style-name="Strong_20_Emphasis">Farklı Yapılar:</text:span><text:line-break/>OAuth 2.0, OAuth 1.0 ile çok az uygulama detayı paylaşır. OAuth 1.0’ı bilenlerin, bu dokümanı <text:span text:style-name="Strong_20_Emphasis">ön yargısız</text:span> bir şekilde incelemeleri önerilir.</text:p>
        </text:list-item>
      </text:list>
      <text:p text:style-name="Horizontal_20_Line"/>
      <text:h text:style-name="Heading_20_3" text:outline-level="3"><text:soft-page-break/><text:span text:style-name="Strong_20_Emphasis">Öne Çıkan Detaylar</text:span></text:h>
      <text:list text:style-name="L6">
        <text:list-item>
          <text:p text:style-name="P10">OAuth 2.0, istemcinin kaynak sahibinin kimlik bilgilerine erişmeden, güvenli ve sınırlı bir şekilde kaynaklara erişmesini sağlar.</text:p>
        </text:list-item>
        <text:list-item>
          <text:p text:style-name="P10">Yetkilendirme ve erişim token’ları aracılığıyla erişim daha güvenli, esnek ve sınırlı hale getirilmiştir.</text:p>
        </text:list-item>
        <text:list-item>
          <text:p text:style-name="P9">OAuth 2.0, önceki versiyonun eksiklerini kapatmak ve modern ihtiyaçlara cevap vermek için yeniden tasarlanmıştı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0:20:37.748589183</meta:creation-date>
    <dc:date>2025-01-26T00:53:02.841316145</dc:date>
    <meta:editing-duration>PT32M25S</meta:editing-duration>
    <meta:editing-cycles>1</meta:editing-cycles>
    <meta:document-statistic meta:table-count="0" meta:image-count="0" meta:object-count="0" meta:page-count="3" meta:paragraph-count="43" meta:word-count="527" meta:character-count="3963" meta:non-whitespace-character-count="3514"/>
    <meta:generator>LibreOffice/7.4.7.2$Linux_X86_64 LibreOffice_project/40$Build-2</meta:generator>
  </office:meta>
</office:document-meta>
</file>